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 Condense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Functions for students:</text:p>
          </table:table-cell>
          <table:table-cell table:number-columns-repeated="1023"/>
        </table:table-row>
        <table:table-row table:style-name="ro2">
          <table:table-cell office:value-type="string">
            <text:p>1) Register account (facebook, google, email)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2) Add money to balance (GoldenPay, MilliOn, discount coupons, cash in office, refereree)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3) Pay for courses from balance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string">
            <text:p>4) Watch video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5) Take tests, view test results and mistakes, view correct solution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office:value-type="string">
            <text:p>6) Invite other students as study partners (see each other's progress, get notifications about achievements, watch video and take tests together)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7) Invite students to duels (take various tests simultaneously like in QuizUp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8) Participate in massive online competitions (general or specific subject). Collect points and get ranking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9) View rating among all other student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10) View progress analytics (dynamics of test scores, extrapolated score for real TQDK exam)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11) Ask questions on forums (general, subject specific or video specific)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12) View additional support materials (interviews, advices, psychological articles)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13) Contact support hotline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14) Participate in online webinars organized by teachers or moderator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15) Participate in votings on the website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string">
            <text:p>16) Request webinar on a particular topic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2">
          <table:table-cell office:value-type="string">
            <text:p>17) View notifications sent by moderators, parents, accounting or administrator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string">
            <text:p>18) View detailed information about courses and teacher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19) Rate or comment on videos and teacher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unctions for teachers:</text:p>
          </table:table-cell>
          <table:table-cell table:number-columns-repeated="1023"/>
        </table:table-row>
        <table:table-row table:style-name="ro2">
          <table:table-cell office:value-type="string">
            <text:p>1) Register account (facebook, google, email) (has to be approved by moderator)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2) Upload videos (have to be approved by moderator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string">
            <text:p>3) create tests for videos, specific subject or general (have to be approved by moderator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office:value-type="string">
            <text:p>4) View video and test statistics (how many times watched, average score, which questions were hard or easy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string">
            <text:p>5) Post answers on forums (general, subject specific or video specific)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6) View webinar requests made by student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7) Organize online webinars for students (have to be approved by moderator)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2">
          <table:table-cell office:value-type="string">
            <text:p>8) View notifications sent by accounting, moderators or administrator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unctions for parents:</text:p>
          </table:table-cell>
          <table:table-cell table:number-columns-repeated="1023"/>
        </table:table-row>
        <table:table-row table:style-name="ro2">
          <table:table-cell office:value-type="string">
            <text:p>1) Register on the website (facebook, google or email) - has to be approved by student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2) View student's progress analytic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3) View results of test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2">
          <table:table-cell office:value-type="string">
            <text:p>4) View notifications sent by accounting, moderators or administrator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5) View detailed information about courses and teacher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6) Rate or comment on courses and teachers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unctions for moderators:</text:p>
          </table:table-cell>
          <table:table-cell table:number-columns-repeated="1023"/>
        </table:table-row>
        <table:table-row table:style-name="ro2">
          <table:table-cell office:value-type="string">
            <text:p>1) Register on the website (facebook, google or email) - has to be approved by administrato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2) View list of active students and detailed information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3) Ban students from forum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4) Activate or deactivate student account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5) Approve new videos and test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6) Approve new webinar requests by teacher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7) Approve new teachers registrat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8) Delete or edit forum posts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string">
            <text:p>9) View contact details for students or teachers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10) Send notifications to Students, Parents or teacher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unctions for accounting:</text:p>
          </table:table-cell>
          <table:table-cell table:number-columns-repeated="1023"/>
        </table:table-row>
        <table:table-row table:style-name="ro2">
          <table:table-cell office:value-type="string">
            <text:p>1) View and approve payments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2) Send notifications to students or parent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unctions for administrator:</text:p>
          </table:table-cell>
          <table:table-cell table:number-columns-repeated="1023"/>
        </table:table-row>
        <table:table-row table:style-name="ro2">
          <table:table-cell office:value-type="string">
            <text:p>1) Everything that moderator can do, plu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2) Approve registration of moderator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3) send notifications to everyon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4) Add, modify or delete content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office:value-type="string">
            <text:p>5) Add or Delete user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6) Perform backup or restore operation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7) View action log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10.07.2014</text:date>, <text:time>10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0.1$Win32 OpenOffice.org_project/401m5$Build-9714</meta:generator>
    <dc:date>2014-07-10T10:22:54.53</dc:date>
    <dc:creator>Alexander Mitsura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